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19.6pt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Droid Sans"/>
    </style:style>
    <style:style style:name="P4" style:family="paragraph" style:parent-style-name="Standard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" style:family="paragraph" style:parent-style-name="Standard">
      <style:text-properties style:font-name="Arial" fo:font-size="10pt" officeooo:rsid="00274077" officeooo:paragraph-rsid="00274077" style:font-size-asian="10pt" style:font-size-complex="10pt" style:text-rotation-angle="0" style:text-rotation-scale="line-height"/>
    </style:style>
    <style:style style:name="P6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8" style:family="paragraph" style:parent-style-name="Standard">
      <style:text-properties style:font-name="Arial" fo:font-size="10pt" officeooo:rsid="002b458e" officeooo:paragraph-rsid="0042742f" style:font-size-asian="10pt" style:font-size-complex="10pt" style:text-rotation-angle="0" style:text-rotation-scale="line-height"/>
    </style:style>
    <style:style style:name="P9" style:family="paragraph" style:parent-style-name="Standard">
      <style:text-properties style:font-name="Arial" fo:font-size="10pt" officeooo:rsid="0032f412" officeooo:paragraph-rsid="0032f412" style:font-size-asian="10pt" style:font-size-complex="10pt" style:text-rotation-angle="0" style:text-rotation-scale="line-height"/>
    </style:style>
    <style:style style:name="P10" style:family="paragraph" style:parent-style-name="Standard"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11" style:family="paragraph" style:parent-style-name="Standard"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12" style:family="paragraph" style:parent-style-name="Standard"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13" style:family="paragraph" style:parent-style-name="Standard">
      <style:text-properties style:font-name="Arial" fo:font-size="10pt" officeooo:rsid="004125d6" officeooo:paragraph-rsid="004125d6" style:font-size-asian="10pt" style:font-size-complex="10pt" style:text-rotation-angle="0" style:text-rotation-scale="line-height"/>
    </style:style>
    <style:style style:name="P14" style:family="paragraph" style:parent-style-name="Standard"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15" style:family="paragraph" style:parent-style-name="Standard">
      <style:text-properties style:font-name="Arial" fo:font-size="10pt" officeooo:rsid="00491aa7" officeooo:paragraph-rsid="00491aa7" style:font-size-asian="10pt" style:font-size-complex="10pt" style:text-rotation-angle="0" style:text-rotation-scale="line-height"/>
    </style:style>
    <style:style style:name="P16" style:family="paragraph" style:parent-style-name="Standard"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17" style:family="paragraph" style:parent-style-name="Standard">
      <style:text-properties style:font-name="Arial" fo:font-size="10pt" officeooo:rsid="00501550" style:font-size-asian="10pt" style:font-size-complex="10pt" style:text-rotation-angle="0" style:text-rotation-scale="line-height"/>
    </style:style>
    <style:style style:name="P18" style:family="paragraph" style:parent-style-name="Standard">
      <style:text-properties style:font-name="Arial" fo:font-size="10pt" officeooo:rsid="00501550" officeooo:paragraph-rsid="00501550" style:font-size-asian="10pt" style:font-size-complex="10pt" style:text-rotation-angle="0" style:text-rotation-scale="line-height"/>
    </style:style>
    <style:style style:name="P19" style:family="paragraph" style:parent-style-name="Standard">
      <style:text-properties style:font-name="Arial" fo:font-size="10pt" officeooo:rsid="00501550" officeooo:paragraph-rsid="0056157e" style:font-size-asian="10pt" style:font-size-complex="10pt" style:text-rotation-angle="0" style:text-rotation-scale="line-height"/>
    </style:style>
    <style:style style:name="P20" style:family="paragraph" style:parent-style-name="Standard"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21" style:family="paragraph" style:parent-style-name="Standard"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22" style:family="paragraph" style:parent-style-name="Standard">
      <style:text-properties style:font-name="Arial" fo:font-size="10pt" officeooo:rsid="0056157e" officeooo:paragraph-rsid="0056157e" style:font-size-asian="10pt" style:font-size-complex="10pt" style:text-rotation-angle="0" style:text-rotation-scale="line-height"/>
    </style:style>
    <style:style style:name="P23" style:family="paragraph" style:parent-style-name="Standard">
      <style:text-properties style:font-name="Arial" fo:font-size="10pt" officeooo:rsid="00577495" officeooo:paragraph-rsid="00577495" style:font-size-asian="10pt" style:font-size-complex="10pt" style:text-rotation-angle="0" style:text-rotation-scale="line-height"/>
    </style:style>
    <style:style style:name="P24" style:family="paragraph" style:parent-style-name="Standard">
      <style:text-properties style:font-name="Arial" fo:font-size="10pt" officeooo:rsid="005be05f" officeooo:paragraph-rsid="005be05f" style:font-size-asian="10pt" style:font-size-complex="10pt" style:text-rotation-angle="0" style:text-rotation-scale="line-height"/>
    </style:style>
    <style:style style:name="P25" style:family="paragraph" style:parent-style-name="Standard">
      <style:text-properties style:font-name="Arial" fo:font-size="10pt" officeooo:rsid="005deaa3" officeooo:paragraph-rsid="005deaa3" style:font-size-asian="10pt" style:font-size-complex="10pt" style:text-rotation-angle="0" style:text-rotation-scale="line-height"/>
    </style:style>
    <style:style style:name="P26" style:family="paragraph" style:parent-style-name="Standard">
      <style:text-properties style:font-name="Arial" fo:font-size="10pt" officeooo:rsid="00609b0d" officeooo:paragraph-rsid="00609b0d" style:font-size-asian="10pt" style:font-size-complex="10pt" style:text-rotation-angle="0" style:text-rotation-scale="line-height"/>
    </style:style>
    <style:style style:name="P27" style:family="paragraph" style:parent-style-name="Standard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28" style:family="paragraph" style:parent-style-name="Standard">
      <style:text-properties style:font-name="Arial" fo:font-size="10pt" officeooo:rsid="00671806" officeooo:paragraph-rsid="00671806" style:font-size-asian="10pt" style:font-size-complex="10pt" style:text-rotation-angle="0" style:text-rotation-scale="line-height"/>
    </style:style>
    <style:style style:name="P29" style:family="paragraph" style:parent-style-name="Standard">
      <style:text-properties style:font-name="Arial" fo:font-size="10pt" officeooo:rsid="0075abb7" officeooo:paragraph-rsid="0075abb7" style:font-size-asian="10pt" style:font-size-complex="10pt" style:text-rotation-angle="0" style:text-rotation-scale="line-height"/>
    </style:style>
    <style:style style:name="P30" style:family="paragraph" style:parent-style-name="Standard">
      <style:text-properties style:font-name="Arial" fo:font-size="10pt" officeooo:rsid="007aa76d" officeooo:paragraph-rsid="007aa76d" style:font-size-asian="10pt" style:font-size-complex="10pt" style:text-rotation-angle="0" style:text-rotation-scale="line-height"/>
    </style:style>
    <style:style style:name="P31" style:family="paragraph" style:parent-style-name="Standard">
      <style:text-properties style:font-name="Arial" fo:font-size="10pt" officeooo:rsid="007cd29d" officeooo:paragraph-rsid="007cd29d" style:font-size-asian="10pt" style:font-size-complex="10pt" style:text-rotation-angle="0" style:text-rotation-scale="line-height"/>
    </style:style>
    <style:style style:name="P32" style:family="paragraph" style:parent-style-name="Standard">
      <style:paragraph-properties fo:text-align="start" style:justify-single-word="false"/>
      <style:text-properties style:font-name="Arial" fo:font-size="10pt" officeooo:rsid="007cd29d" officeooo:paragraph-rsid="007cd29d" style:font-size-asian="10pt" style:font-size-complex="10pt" style:text-rotation-angle="0" style:text-rotation-scale="line-height"/>
    </style:style>
    <style:style style:name="P33" style:family="paragraph" style:parent-style-name="Standard">
      <style:text-properties style:font-name="Arial" fo:font-size="10pt" officeooo:rsid="0085aef0" officeooo:paragraph-rsid="0085aef0" style:font-size-asian="10pt" style:font-size-complex="10pt" style:text-rotation-angle="0" style:text-rotation-scale="line-height"/>
    </style:style>
    <style:style style:name="P34" style:family="paragraph" style:parent-style-name="Standard">
      <style:text-properties style:font-name="Arial" fo:font-size="10pt" officeooo:rsid="00892db8" officeooo:paragraph-rsid="00892db8" style:font-size-asian="10pt" style:font-size-complex="10pt" style:text-rotation-angle="0" style:text-rotation-scale="line-height"/>
    </style:style>
    <style:style style:name="P35" style:family="paragraph" style:parent-style-name="Standard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36" style:family="paragraph" style:parent-style-name="Standard">
      <style:text-properties style:font-name="Arial" fo:font-size="22pt" fo:font-weight="bold" officeooo:rsid="000ee5b7" officeooo:paragraph-rsid="00671806" style:font-size-asian="22pt" style:font-weight-asian="bold" style:font-size-complex="22pt" style:font-weight-complex="bold" style:text-rotation-angle="90" style:text-rotation-scale="line-height"/>
    </style:style>
    <style:style style:name="P37" style:family="paragraph" style:parent-style-name="Standard">
      <loext:graphic-properties draw:fill="solid" draw:fill-color="#ff3333" draw:opacity="100%"/>
      <style:paragraph-properties fo:background-color="#ff3333"/>
    </style:style>
    <style:style style:name="P38" style:family="paragraph" style:parent-style-name="Titulo_20_2">
      <style:text-properties fo:background-color="#99ff66"/>
    </style:style>
    <style:style style:name="P39" style:family="paragraph" style:parent-style-name="Titulo_20_2">
      <style:text-properties style:font-weight-complex="bold"/>
    </style:style>
    <style:style style:name="P40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41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42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43" style:family="paragraph" style:parent-style-name="Table_20_Contents">
      <style:text-properties style:font-name="Arial"/>
    </style:style>
    <style:style style:name="P44" style:family="paragraph" style:parent-style-name="Table_20_Contents">
      <style:text-properties style:font-name="Arial" fo:background-color="#99ff99"/>
    </style:style>
    <style:style style:name="P4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47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rotation-angle="0" style:text-rotation-scale="line-height"/>
    </style:style>
    <style:style style:name="P49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50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51" style:family="paragraph" style:parent-style-name="Table_20_Contents"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53" style:family="paragraph" style:parent-style-name="Table_20_Contents">
      <style:text-properties style:font-name="Arial" fo:font-size="10pt" officeooo:rsid="001212a9" officeooo:paragraph-rsid="00192753" style:font-size-asian="10pt" style:font-size-complex="10pt" style:text-rotation-angle="0" style:text-rotation-scale="line-height"/>
    </style:style>
    <style:style style:name="P54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style:font-size-asian="10pt" style:font-size-complex="10pt" style:text-rotation-angle="0" style:text-rotation-scale="line-height"/>
    </style:style>
    <style:style style:name="P55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style:font-size-asian="10pt" style:font-size-complex="10pt" style:text-rotation-angle="0" style:text-rotation-scale="line-height"/>
    </style:style>
    <style:style style:name="P56" style:family="paragraph" style:parent-style-name="Table_20_Contents">
      <style:text-properties style:font-name="Arial" fo:font-size="10pt" officeooo:rsid="00178641" officeooo:paragraph-rsid="00178641" style:font-size-asian="10pt" style:font-size-complex="10pt" style:text-rotation-angle="0" style:text-rotation-scale="line-height"/>
    </style:style>
    <style:style style:name="P57" style:family="paragraph" style:parent-style-name="Table_20_Contents"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59" style:family="paragraph" style:parent-style-name="Table_20_Contents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60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61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62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63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64" style:family="paragraph" style:parent-style-name="Table_20_Contents"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66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7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8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9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officeooo:rsid="002d5d95" officeooo:paragraph-rsid="002d5d95" style:font-size-asian="10pt" style:font-size-complex="10pt" style:text-rotation-angle="0" style:text-rotation-scale="line-heigh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officeooo:rsid="0044a00d" officeooo:paragraph-rsid="0044a00d" style:font-size-asian="10pt" style:font-size-complex="10pt" style:text-rotation-angle="0" style:text-rotation-scale="line-heigh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officeooo:rsid="005deaa3" officeooo:paragraph-rsid="005deaa3" style:font-size-asian="10pt" style:font-size-complex="10pt" style:text-rotation-angle="0" style:text-rotation-scale="line-height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officeooo:rsid="00609b0d" officeooo:paragraph-rsid="00609b0d" style:font-size-asian="10pt" style:font-size-complex="10pt" style:text-rotation-angle="0" style:text-rotation-scale="line-height"/>
    </style:style>
    <style:style style:name="P81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0pt" officeooo:rsid="00671806" officeooo:paragraph-rsid="00671806" style:font-size-asian="10pt" style:font-size-complex="10pt" style:text-rotation-angle="0" style:text-rotation-scale="line-heigh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officeooo:rsid="0075abb7" officeooo:paragraph-rsid="0075abb7" style:font-size-asian="10pt" style:font-size-complex="10pt" style:text-rotation-angle="0" style:text-rotation-scale="line-height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officeooo:rsid="007aa76d" officeooo:paragraph-rsid="007aa76d" style:font-size-asian="10pt" style:font-size-complex="10pt" style:text-rotation-angle="0" style:text-rotation-scale="line-height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0pt" officeooo:rsid="0085aef0" officeooo:paragraph-rsid="0085aef0" style:font-size-asian="10pt" style:font-size-complex="10pt" style:text-rotation-angle="0" style:text-rotation-scale="line-height"/>
    </style:style>
    <style:style style:name="P86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officeooo:rsid="0091dffc" officeooo:paragraph-rsid="0091dffc" style:font-size-asian="10pt" style:font-size-complex="10pt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italic" officeooo:rsid="0075abb7" officeooo:paragraph-rsid="0075abb7" style:font-size-asian="10pt" style:font-style-asian="italic" style:font-size-complex="10pt" style:font-style-complex="italic" style:text-rotation-angle="0" style:text-rotation-scale="line-height"/>
    </style:style>
    <style:style style:name="P92" style:family="paragraph" style:parent-style-name="Table_20_Contents">
      <style:text-properties style:font-name="Arial" fo:font-size="10pt" fo:font-style="italic" officeooo:rsid="0085aef0" officeooo:paragraph-rsid="0085aef0" style:font-size-asian="10pt" style:font-style-asian="italic" style:font-size-complex="10pt" style:font-style-complex="italic" style:text-rotation-angle="0" style:text-rotation-scale="line-height"/>
    </style:style>
    <style:style style:name="P93" style:family="paragraph" style:parent-style-name="Table_20_Contents">
      <style:text-properties style:font-name="Arial" fo:font-size="10pt" fo:font-style="italic" officeooo:rsid="008f03d5" officeooo:paragraph-rsid="008f03d5" style:font-size-asian="10pt" style:font-style-asian="italic" style:font-size-complex="10pt" style:font-style-complex="italic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italic" officeooo:rsid="0091dffc" officeooo:paragraph-rsid="0091dffc" style:font-size-asian="10pt" style:font-style-asian="italic" style:font-size-complex="10pt" style:font-style-complex="italic" style:text-rotation-angle="0" style:text-rotation-scale="line-height"/>
    </style:style>
    <style:style style:name="P95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weight-complex="bold" style:text-rotation-angle="0" style:text-rotation-scale="line-height"/>
    </style:style>
    <style:style style:name="P120" style:family="paragraph" style:parent-style-name="Table_20_Contents">
      <style:text-properties style:font-name="Arial" fo:font-size="22pt" fo:font-weight="bold" style:font-size-asian="22pt" style:font-weight-asian="bold" style:font-size-complex="22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22pt" fo:font-weight="bold" officeooo:rsid="000ee5b7" officeooo:paragraph-rsid="000ee5b7" style:font-size-asian="22pt" style:font-weight-asian="bold" style:font-size-complex="22pt" style:font-weight-complex="bold"/>
    </style:style>
    <style:style style:name="P122" style:family="paragraph" style:parent-style-name="Titulo_20_1" style:master-page-name="MP0">
      <style:paragraph-properties style:page-number="auto" fo:break-before="page"/>
    </style:style>
    <style:style style:name="P123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124" style:family="paragraph" style:parent-style-name="Table_20_Contents">
      <style:text-properties style:font-name="Arial" fo:font-size="10pt" fo:font-style="italic" officeooo:rsid="0096a498" officeooo:paragraph-rsid="0096a498" style:font-size-asian="10pt" style:font-style-asian="italic" style:font-size-complex="10pt" style:font-style-complex="italic" style:text-rotation-angle="0" style:text-rotation-scale="line-height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2">Agenda segunda fase.</text:p>
      <text:p text:style-name="Titulo_20_2">Lapso</text:p>
      <text:p text:style-name="P3">12 Semanas. <text:s/>3 semana abril – 3 semana agosto.</text:p>
      <text:p text:style-name="Standard"/>
      <text:p text:style-name="Titulo_20_2">Tareas</text:p>
      <text:p text:style-name="P38">0 Informe banco de medición de figura de ruido</text:p>
      <text:p text:style-name="P40">Dedicar 1.5 horas diarias</text:p>
      <text:p text:style-name="Titulo_20_2">1 Diagrama conceptual de equipo prototipo.</text:p>
      <text:p text:style-name="P41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40">Ensamblar prototipo de modulo periféricos en protoboard, luego esquemáticos y armar en PCB de ser posible.</text:p>
      <text:p text:style-name="Titulo_20_2">3 Selección de componentes.</text:p>
      <text:p text:style-name="P40">En principio, circuitos integrados:</text:p>
      <text:p text:style-name="P42">Núcleo microprocesador.</text:p>
      <text:p text:style-name="P42">Drivers GPIO (expansores de puerto).</text:p>
      <text:p text:style-name="P42">Drivers de bus GPIB.</text:p>
      <text:p text:style-name="P42">Controlador y drivers de pantalla.</text:p>
      <text:p text:style-name="P42">Controlador de interfaz física.</text:p>
      <text:p text:style-name="P42">Modulo Ethernet.</text:p>
      <text:p text:style-name="P42">Pantalla táctil LCD.</text:p>
      <text:p text:style-name="P39">4 Investigación desarrollo empleando microcontrolador núcleo y periféricos.</text:p>
      <text:p text:style-name="P40">Investigar el desarrollo y programación con el micro núcleo, en caso de ser ARM.</text:p>
      <text:p text:style-name="P40">Investigar el desarrollo y programación de los periféricos, como módulos de Ethernet.</text:p>
      <text:p text:style-name="P40">Estudio diseños de referencia y tarjetas de desarrollo de los fabricantes.</text:p>
      <text:p text:style-name="P39">5 Investigación, selección e instalación software para desarrollo.</text:p>
      <text:p text:style-name="P40">Entornos de desarrollo para microcontroladores. Librerías de apoyo (USB, Ethernet, TCT/IP).</text:p>
      <text:p text:style-name="Titulo_20_2">6 Plantear estrategias de diseño software y firmware.</text:p>
      <text:p text:style-name="P41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39">7 Diagramas UML software y firmware.</text:p>
      <text:p text:style-name="P39">8 Elaborar software / firmware de prototipo en tarjeta de desarrollo</text:p>
      <text:p text:style-name="P40">Usar Intel Galileo para implementar y probar prototipo de software / firmware. Implementar prototipo software.</text:p>
      <text:p text:style-name="Titulo_20_2">9 Generar esquemáticos preliminares</text:p>
      <text:p text:style-name="P41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>1</text:p>
          </table:table-cell>
          <table:table-cell table:style-name="Table1.A1" office:value-type="string">
            <text:p text:style-name="P43">2</text:p>
          </table:table-cell>
          <table:table-cell table:style-name="Table1.A1" office:value-type="string">
            <text:p text:style-name="P43">3</text:p>
          </table:table-cell>
          <table:table-cell table:style-name="Table1.A1" office:value-type="string">
            <text:p text:style-name="P43">4</text:p>
          </table:table-cell>
          <table:table-cell table:style-name="Table1.A1" office:value-type="string">
            <text:p text:style-name="P43">5</text:p>
          </table:table-cell>
          <table:table-cell table:style-name="Table1.A1" office:value-type="string">
            <text:p text:style-name="P43">6</text:p>
          </table:table-cell>
          <table:table-cell table:style-name="Table1.A1" office:value-type="string">
            <text:p text:style-name="P43">7</text:p>
          </table:table-cell>
          <table:table-cell table:style-name="Table1.A1" office:value-type="string">
            <text:p text:style-name="P43">8</text:p>
          </table:table-cell>
          <table:table-cell table:style-name="Table1.A1" office:value-type="string">
            <text:p text:style-name="P43">9</text:p>
          </table:table-cell>
          <table:table-cell table:style-name="Table1.A1" office:value-type="string">
            <text:p text:style-name="P43">10</text:p>
          </table:table-cell>
          <table:table-cell table:style-name="Table1.A1" office:value-type="string">
            <text:p text:style-name="P43">11</text:p>
          </table:table-cell>
          <table:table-cell table:style-name="Table1.M1" office:value-type="string">
            <text:p text:style-name="P43">12</text:p>
          </table:table-cell>
        </table:table-row>
        <table:table-row>
          <table:table-cell table:style-name="Table1.A2" office:value-type="string">
            <text:p text:style-name="P38">0 Informe banco de medición de figura de ruido</text:p>
          </table:table-cell>
          <table:table-cell table:style-name="Table1.B2" office:value-type="string">
            <text:p text:style-name="P44"/>
          </table:table-cell>
          <table:table-cell table:style-name="Table1.B2" office:value-type="string">
            <text:p text:style-name="P44"/>
          </table:table-cell>
          <table:table-cell table:style-name="Table1.B2" office:value-type="string">
            <text:p text:style-name="P44"/>
          </table:table-cell>
          <table:table-cell table:style-name="Table1.B2" office:value-type="string">
            <text:p text:style-name="P44"/>
          </table:table-cell>
          <table:table-cell table:style-name="Table1.B2" office:value-type="string">
            <text:p text:style-name="P44"/>
          </table:table-cell>
          <table:table-cell table:style-name="Table1.B2" office:value-type="string">
            <text:p text:style-name="P44"/>
          </table:table-cell>
          <table:table-cell table:style-name="Table1.B2" office:value-type="string">
            <text:p text:style-name="P44"/>
          </table:table-cell>
          <table:table-cell table:style-name="Table1.B2" office:value-type="string">
            <text:p text:style-name="P44"/>
          </table:table-cell>
          <table:table-cell table:style-name="Table1.B2" office:value-type="string">
            <text:p text:style-name="P44"/>
          </table:table-cell>
          <table:table-cell table:style-name="Table1.B2" office:value-type="string">
            <text:p text:style-name="P44"/>
          </table:table-cell>
          <table:table-cell table:style-name="Table1.B2" office:value-type="string">
            <text:p text:style-name="P44"/>
          </table:table-cell>
          <table:table-cell table:style-name="Table1.M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43"/>
          </table:table-cell>
          <table:table-cell table:style-name="Table1.B3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M3" office:value-type="string">
            <text:p text:style-name="P43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43"/>
          </table:table-cell>
          <table:table-cell table:style-name="Table1.C4" office:value-type="string">
            <text:p text:style-name="P43"/>
          </table:table-cell>
          <table:table-cell table:style-name="Table1.C4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M4" office:value-type="string">
            <text:p text:style-name="P43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43"/>
          </table:table-cell>
          <table:table-cell table:style-name="Table1.B5" office:value-type="string">
            <text:p text:style-name="P43"/>
          </table:table-cell>
          <table:table-cell table:style-name="Table1.B5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M5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39">4 Investigación desarrollo empleando microcontrolador núcleo y periféricos.</text:p>
          </table:table-cell>
          <table:table-cell table:style-name="Table1.A2" office:value-type="string">
            <text:p text:style-name="P43"/>
          </table:table-cell>
          <table:table-cell table:style-name="Table1.C6" office:value-type="string">
            <text:p text:style-name="P43"/>
          </table:table-cell>
          <table:table-cell table:style-name="Table1.C6" office:value-type="string">
            <text:p text:style-name="P43"/>
          </table:table-cell>
          <table:table-cell table:style-name="Table1.C6" office:value-type="string">
            <text:p text:style-name="P43"/>
          </table:table-cell>
          <table:table-cell table:style-name="Table1.C6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M6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39">5 Investigación, selección e instalación software para desarrollo.</text:p>
          </table:table-cell>
          <table:table-cell table:style-name="Table1.A2" office:value-type="string">
            <text:p text:style-name="P43"/>
          </table:table-cell>
          <table:table-cell table:style-name="Table1.C7" office:value-type="string">
            <text:p text:style-name="P43"/>
          </table:table-cell>
          <table:table-cell table:style-name="Table1.C7" office:value-type="string">
            <text:p text:style-name="P43"/>
          </table:table-cell>
          <table:table-cell table:style-name="Table1.C7" office:value-type="string">
            <text:p text:style-name="P43"/>
          </table:table-cell>
          <table:table-cell table:style-name="Table1.C7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M7" office:value-type="string">
            <text:p text:style-name="P43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D8" office:value-type="string">
            <text:p text:style-name="P43"/>
          </table:table-cell>
          <table:table-cell table:style-name="Table1.D8" office:value-type="string">
            <text:p text:style-name="P43"/>
          </table:table-cell>
          <table:table-cell table:style-name="Table1.D8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M8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39">7 Diagramas UML software y firmware.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D9" office:value-type="string">
            <text:p text:style-name="P43"/>
          </table:table-cell>
          <table:table-cell table:style-name="Table1.D9" office:value-type="string">
            <text:p text:style-name="P43"/>
          </table:table-cell>
          <table:table-cell table:style-name="Table1.D9" office:value-type="string">
            <text:p text:style-name="P43"/>
          </table:table-cell>
          <table:table-cell table:style-name="Table1.D9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M9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39">8 Elaborar software / firmware de prototipo en tarjeta de desarrollo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F10" office:value-type="string">
            <text:p text:style-name="P43"/>
          </table:table-cell>
          <table:table-cell table:style-name="Table1.F10" office:value-type="string">
            <text:p text:style-name="P43"/>
          </table:table-cell>
          <table:table-cell table:style-name="Table1.F10" office:value-type="string">
            <text:p text:style-name="P43"/>
          </table:table-cell>
          <table:table-cell table:style-name="Table1.F10" office:value-type="string">
            <text:p text:style-name="P43"/>
          </table:table-cell>
          <table:table-cell table:style-name="Table1.F10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M10" office:value-type="string">
            <text:p text:style-name="P43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H11" office:value-type="string">
            <text:p text:style-name="P43"/>
          </table:table-cell>
          <table:table-cell table:style-name="Table1.H11" office:value-type="string">
            <text:p text:style-name="P43"/>
          </table:table-cell>
          <table:table-cell table:style-name="Table1.H11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M11" office:value-type="string">
            <text:p text:style-name="P43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M12" office:value-type="string">
            <text:p text:style-name="P43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6">Mes</text:p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>Tarea</text:p>
          </table:table-cell>
          <table:table-cell table:style-name="Table2.A1" office:value-type="string">
            <text:p text:style-name="P46">Horas</text:p>
          </table:table-cell>
          <table:table-cell table:style-name="Table2.A1" office:value-type="string">
            <text:p text:style-name="P46"/>
          </table:table-cell>
          <table:table-cell table:style-name="Table2.F1" office:value-type="string">
            <text:p text:style-name="P119">Observación</text:p>
          </table:table-cell>
        </table:table-row>
        <table:table-row>
          <table:table-cell table:style-name="Table2.A2" table:number-rows-spanned="6" office:value-type="string">
            <text:p text:style-name="P120">Abril</text:p>
          </table:table-cell>
          <table:table-cell table:style-name="Table2.A2" table:number-rows-spanned="6" office:value-type="string">
            <text:p text:style-name="P47">Jueves 27</text:p>
          </table:table-cell>
          <table:table-cell table:style-name="Table2.C2" office:value-type="string">
            <text:p text:style-name="P47">Instalar software</text:p>
          </table:table-cell>
          <table:table-cell table:style-name="Table2.D2" office:value-type="string">
            <text:p text:style-name="P48">-</text:p>
          </table:table-cell>
          <table:table-cell table:style-name="Table2.E2" office:value-type="string">
            <text:p text:style-name="P47"/>
          </table:table-cell>
          <table:table-cell table:style-name="Table2.F7" table:number-rows-spanned="6" office:value-type="string">
            <text:p text:style-name="P47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47">Informe banco ruido</text:p>
          </table:table-cell>
          <table:table-cell table:style-name="Table2.D3" office:value-type="string">
            <text:p text:style-name="P48">1,5</text:p>
          </table:table-cell>
          <table:table-cell table:style-name="Table2.E3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47">Informe semanal</text:p>
          </table:table-cell>
          <table:table-cell table:style-name="Table2.D4" office:value-type="string">
            <text:p text:style-name="P48">1,5</text:p>
          </table:table-cell>
          <table:table-cell table:style-name="Table2.E4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47">Preparar lista de componentes</text:p>
          </table:table-cell>
          <table:table-cell table:style-name="Table2.D5" office:value-type="string">
            <text:p text:style-name="P48">1,0</text:p>
          </table:table-cell>
          <table:table-cell table:style-name="Table2.E5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47">Preparar footprints</text:p>
          </table:table-cell>
          <table:table-cell table:style-name="Table2.D6" office:value-type="string">
            <text:p text:style-name="P48">1,5</text:p>
          </table:table-cell>
          <table:table-cell table:style-name="Table2.E6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47">Trabajo en software Visa</text:p>
          </table:table-cell>
          <table:table-cell table:style-name="Table2.D7" office:value-type="string">
            <text:p text:style-name="P48">1,5</text:p>
          </table:table-cell>
          <table:table-cell table:style-name="Table2.E7" office:value-type="string">
            <text:p text:style-name="P54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21">Mayo</text:p>
          </table:table-cell>
          <table:table-cell table:style-name="Table2.A2" table:number-rows-spanned="6" office:value-type="string">
            <text:p text:style-name="P51">Lunes 8</text:p>
          </table:table-cell>
          <table:table-cell table:style-name="Table2.C8" office:value-type="string">
            <text:p text:style-name="P47">Informe banco ruido</text:p>
          </table:table-cell>
          <table:table-cell table:style-name="Table2.D8" office:value-type="string">
            <text:p text:style-name="P48">1,5</text:p>
          </table:table-cell>
          <table:table-cell table:style-name="Table2.E8" office:value-type="string">
            <text:p text:style-name="P54"/>
          </table:table-cell>
          <table:table-cell table:style-name="Table2.F13" table:number-rows-spanned="6" office:value-type="string">
            <text:p text:style-name="P56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47">Preparar lista de componentes</text:p>
          </table:table-cell>
          <table:table-cell table:style-name="Table2.D13" office:value-type="string">
            <text:p text:style-name="P48">1,0</text:p>
          </table:table-cell>
          <table:table-cell table:style-name="Table2.E13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51">Preparar stencil footprint</text:p>
          </table:table-cell>
          <table:table-cell table:style-name="Table2.D13" office:value-type="string">
            <text:p text:style-name="P52">1,0</text:p>
          </table:table-cell>
          <table:table-cell table:style-name="Table2.E13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51">Lectura desarrollo Microchip</text:p>
          </table:table-cell>
          <table:table-cell table:style-name="Table2.D13" office:value-type="string">
            <text:p text:style-name="P52">1,5</text:p>
          </table:table-cell>
          <table:table-cell table:style-name="Table2.E13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51">Lectura Visa</text:p>
          </table:table-cell>
          <table:table-cell table:style-name="Table2.D13" office:value-type="string">
            <text:p text:style-name="P52">1,0</text:p>
          </table:table-cell>
          <table:table-cell table:style-name="Table2.E13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51">Pruebas desarrollo Visa</text:p>
          </table:table-cell>
          <table:table-cell table:style-name="Table2.D13" office:value-type="string">
            <text:p text:style-name="P52">1,5</text:p>
          </table:table-cell>
          <table:table-cell table:style-name="Table2.E13" office:value-type="string">
            <text:p text:style-name="P5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7">Martes 8</text:p>
          </table:table-cell>
          <table:table-cell table:style-name="Table2.C14" office:value-type="string">
            <text:p text:style-name="P47">Informe banco ruido</text:p>
          </table:table-cell>
          <table:table-cell table:style-name="Table2.D14" office:value-type="string">
            <text:p text:style-name="P48">1,5</text:p>
          </table:table-cell>
          <table:table-cell table:style-name="Table2.E14" office:value-type="string">
            <text:p text:style-name="P55"/>
          </table:table-cell>
          <table:table-cell table:style-name="Table2.F19" table:number-rows-spanned="6" office:value-type="string">
            <text:p text:style-name="P56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57">Preparar lista de componentes</text:p>
          </table:table-cell>
          <table:table-cell table:style-name="Table2.D18" office:value-type="string">
            <text:p text:style-name="P58">1,0</text:p>
          </table:table-cell>
          <table:table-cell table:style-name="Table2.E18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53">Preparar stencil footprint</text:p>
          </table:table-cell>
          <table:table-cell table:style-name="Table2.D18" office:value-type="string">
            <text:p text:style-name="P58">1,0</text:p>
          </table:table-cell>
          <table:table-cell table:style-name="Table2.E18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53">Lectura desarrollo Microchip</text:p>
          </table:table-cell>
          <table:table-cell table:style-name="Table2.D18" office:value-type="string">
            <text:p text:style-name="P58">1,0</text:p>
          </table:table-cell>
          <table:table-cell table:style-name="Table2.E18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51">Lectura Visa</text:p>
          </table:table-cell>
          <table:table-cell table:style-name="Table2.D18" office:value-type="string">
            <text:p text:style-name="P58">1,0</text:p>
          </table:table-cell>
          <table:table-cell table:style-name="Table2.E18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51">Pruebas desarrollo Visa</text:p>
          </table:table-cell>
          <table:table-cell table:style-name="Table2.D19" office:value-type="string">
            <text:p text:style-name="P58">1,0</text:p>
          </table:table-cell>
          <table:table-cell table:style-name="Table2.E19" office:value-type="string">
            <text:p text:style-name="P5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"><text:span text:style-name="T6">Miércoles</text:span> 1<text:span text:style-name="T5">0</text:span></text:p>
          </table:table-cell>
          <table:table-cell table:style-name="Table2.C21" office:value-type="string">
            <text:p text:style-name="P59"/>
          </table:table-cell>
          <table:table-cell table:style-name="Table2.D21" office:value-type="string">
            <text:p text:style-name="P58"/>
          </table:table-cell>
          <table:table-cell table:style-name="Table2.E21" office:value-type="string">
            <text:p text:style-name="P60"/>
          </table:table-cell>
          <table:table-cell table:style-name="Table2.F20" office:value-type="string">
            <text:p text:style-name="P5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64">Jueves 11</text:p>
          </table:table-cell>
          <table:table-cell table:style-name="Table2.C21" office:value-type="string">
            <text:p text:style-name="P47">Informe banco ruido</text:p>
          </table:table-cell>
          <table:table-cell table:style-name="Table2.D21" office:value-type="string">
            <text:p text:style-name="P48">1,5</text:p>
          </table:table-cell>
          <table:table-cell table:style-name="Table2.E21" office:value-type="string">
            <text:p text:style-name="P62"/>
          </table:table-cell>
          <table:table-cell table:style-name="Table2.F27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64">Búsqueda de componentes</text:p>
          </table:table-cell>
          <table:table-cell table:style-name="Table2.D26" office:value-type="string">
            <text:p text:style-name="P58">1,0</text:p>
          </table:table-cell>
          <table:table-cell table:style-name="Table2.E26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64">Prepara lista de componentes</text:p>
          </table:table-cell>
          <table:table-cell table:style-name="Table2.D26" office:value-type="string">
            <text:p text:style-name="P65">1.0</text:p>
          </table:table-cell>
          <table:table-cell table:style-name="Table2.E26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53">Preparar stencil footprint</text:p>
          </table:table-cell>
          <table:table-cell table:style-name="Table2.D26" office:value-type="string">
            <text:p text:style-name="P58">1,0</text:p>
          </table:table-cell>
          <table:table-cell table:style-name="Table2.E26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53">Lectura desarrollo Microchip</text:p>
          </table:table-cell>
          <table:table-cell table:style-name="Table2.D26" office:value-type="string">
            <text:p text:style-name="P58">1,0</text:p>
          </table:table-cell>
          <table:table-cell table:style-name="Table2.E26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51">Lectura Visa</text:p>
          </table:table-cell>
          <table:table-cell table:style-name="Table2.D26" office:value-type="string">
            <text:p text:style-name="P58">1,0</text:p>
          </table:table-cell>
          <table:table-cell table:style-name="Table2.E26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51">Pruebas desarrollo Visa</text:p>
          </table:table-cell>
          <table:table-cell table:style-name="Table2.D27" office:value-type="string">
            <text:p text:style-name="P58">1,0</text:p>
          </table:table-cell>
          <table:table-cell table:style-name="Table2.E27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7">Viernes 12</text:p>
          </table:table-cell>
          <table:table-cell table:style-name="Table2.C31" office:value-type="string">
            <text:p text:style-name="P95">Informe banco ruido</text:p>
          </table:table-cell>
          <table:table-cell table:style-name="Table2.D31" office:value-type="string">
            <text:p text:style-name="P70">2.0</text:p>
          </table:table-cell>
          <table:table-cell table:style-name="Table2.E31" office:value-type="string">
            <text:p text:style-name="P66"/>
          </table:table-cell>
          <table:table-cell table:style-name="Table2.F32" table:number-rows-spanned="5" office:value-type="string">
            <text:p text:style-name="P9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95">Informe semanal</text:p>
          </table:table-cell>
          <table:table-cell table:style-name="Table2.D31" office:value-type="string">
            <text:p text:style-name="P70">1.0</text:p>
          </table:table-cell>
          <table:table-cell table:style-name="Table2.E31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95"><text:span text:style-name="T7">Búsqueda</text:span> + lista de componentes</text:p>
          </table:table-cell>
          <table:table-cell table:style-name="Table2.D31" office:value-type="string">
            <text:p text:style-name="P70">1,5</text:p>
          </table:table-cell>
          <table:table-cell table:style-name="Table2.E31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95">Prepara<text:span text:style-name="T8">r</text:span> stencil footprints</text:p>
          </table:table-cell>
          <table:table-cell table:style-name="Table2.D31" office:value-type="string">
            <text:p text:style-name="P70">1,0</text:p>
          </table:table-cell>
          <table:table-cell table:style-name="Table2.E31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95"><text:span text:style-name="T7">Prueba</text:span> desarrollo Visa</text:p>
          </table:table-cell>
          <table:table-cell table:style-name="Table2.D32" office:value-type="string">
            <text:p text:style-name="P70">2,0</text:p>
          </table:table-cell>
          <table:table-cell table:style-name="Table2.E32" office:value-type="string">
            <text:p text:style-name="P6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9">Lunes 15</text:p>
          </table:table-cell>
          <table:table-cell table:style-name="Table2.C148" office:value-type="string">
            <text:p text:style-name="P95">Informe banco ruido</text:p>
          </table:table-cell>
          <table:table-cell table:style-name="Table2.D148" office:value-type="string">
            <text:p text:style-name="P70">2.<text:span text:style-name="T8">0</text:span></text:p>
          </table:table-cell>
          <table:table-cell table:style-name="Table2.E148" office:value-type="string">
            <text:p text:style-name="P66"/>
          </table:table-cell>
          <table:table-cell table:style-name="Table2.F148" office:value-type="string">
            <text:p text:style-name="P10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10">Martes 16</text:p>
          </table:table-cell>
          <table:table-cell table:style-name="Table2.C148" office:value-type="string">
            <text:p text:style-name="P99">Informe banco ruido</text:p>
          </table:table-cell>
          <table:table-cell table:style-name="Table2.D148" office:value-type="string">
            <text:p text:style-name="P71"><text:span text:style-name="T9">2</text:span>,0</text:p>
          </table:table-cell>
          <table:table-cell table:style-name="Table2.E148" office:value-type="string">
            <text:p text:style-name="P66"/>
          </table:table-cell>
          <table:table-cell table:style-name="Table2.F38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96">Informe semanal</text:p>
          </table:table-cell>
          <table:table-cell table:style-name="Table2.D148" office:value-type="string">
            <text:p text:style-name="P71">1,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9">Componentes: búsqueda+lista</text:p>
          </table:table-cell>
          <table:table-cell table:style-name="Table2.D148" office:value-type="string">
            <text:p text:style-name="P71">1,0</text:p>
          </table:table-cell>
          <table:table-cell table:style-name="Table2.E148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9">Pruebas desarrollo Visa</text:p>
          </table:table-cell>
          <table:table-cell table:style-name="Table2.D148" office:value-type="string">
            <text:p text:style-name="P71">2,0</text:p>
          </table:table-cell>
          <table:table-cell table:style-name="Table2.E148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6">Prepara<text:span text:style-name="T8">r</text:span> stencil footprints</text:p>
          </table:table-cell>
          <table:table-cell table:style-name="Table2.D148" office:value-type="string">
            <text:p text:style-name="P71">1,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<text:span text:style-name="T10">Miércoles</text:span> 17</text:p>
          </table:table-cell>
          <table:table-cell table:style-name="Table2.C40" office:value-type="string">
            <text:p text:style-name="P100">Documentación software</text:p>
          </table:table-cell>
          <table:table-cell table:style-name="Table2.D40" office:value-type="string">
            <text:p text:style-name="P72">1,0</text:p>
          </table:table-cell>
          <table:table-cell table:style-name="Table2.E40" office:value-type="string">
            <text:p text:style-name="P66"/>
          </table:table-cell>
          <table:table-cell table:style-name="Table2.F43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100">Pruebas desarrollo </text:p>
          </table:table-cell>
          <table:table-cell table:style-name="Table2.D40" office:value-type="string">
            <text:p text:style-name="P72">1,0</text:p>
          </table:table-cell>
          <table:table-cell table:style-name="Table2.E40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0">Componentes: búsqueda+lista</text:p>
          </table:table-cell>
          <table:table-cell table:style-name="Table2.D148" office:value-type="string">
            <text:p text:style-name="P72">1,5</text:p>
          </table:table-cell>
          <table:table-cell table:style-name="Table2.E148" office:value-type="string">
            <text:p text:style-name="P6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1">Informe banco ruido: parte figura ruido</text:p>
          </table:table-cell>
          <table:table-cell table:style-name="Table2.D148" office:value-type="string">
            <text:p text:style-name="P72">1,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0">Modelado software</text:p>
          </table:table-cell>
          <table:table-cell table:style-name="Table2.D43" office:value-type="string">
            <text:p text:style-name="P72">2,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2">Jueves 18</text:p>
          </table:table-cell>
          <table:table-cell table:style-name="Table2.C148" office:value-type="string">
            <text:p text:style-name="P97">Prepara<text:span text:style-name="T8">r</text:span> stencil footprints</text:p>
          </table:table-cell>
          <table:table-cell table:style-name="Table2.D148" office:value-type="string">
            <text:p text:style-name="P73">1.0</text:p>
          </table:table-cell>
          <table:table-cell table:style-name="Table2.E148" office:value-type="string">
            <text:p text:style-name="P67"/>
          </table:table-cell>
          <table:table-cell table:style-name="Table2.F48" table:number-rows-spanned="5" office:value-type="string">
            <text:p text:style-name="P13">El Cendit suspende actividades a la 1:00PM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01">Componentes: búsqueda+lista</text:p>
          </table:table-cell>
          <table:table-cell table:style-name="Table2.D148" office:value-type="string">
            <text:p text:style-name="P73">1.0</text:p>
          </table:table-cell>
          <table:table-cell table:style-name="Table2.E148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1">Modelado software</text:p>
          </table:table-cell>
          <table:table-cell table:style-name="Table2.D148" office:value-type="string">
            <text:p text:style-name="P73">2.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1">Pruebas desarrollo <text:s/><text:span text:style-name="T11">+ doc software</text:span></text:p>
          </table:table-cell>
          <table:table-cell table:style-name="Table2.D148" office:value-type="string">
            <text:p text:style-name="P73">2.0</text:p>
          </table:table-cell>
          <table:table-cell table:style-name="Table2.E148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1">Informe banco ruido: parte figura ruido</text:p>
          </table:table-cell>
          <table:table-cell table:style-name="Table2.D148" office:value-type="string">
            <text:p text:style-name="P73">1.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4">Viernes 19</text:p>
          </table:table-cell>
          <table:table-cell table:style-name="Table2.C54" office:value-type="string">
            <text:p text:style-name="P103">Informe tutor</text:p>
          </table:table-cell>
          <table:table-cell table:style-name="Table2.D54" office:value-type="string">
            <text:p text:style-name="P74">1,0</text:p>
          </table:table-cell>
          <table:table-cell table:style-name="Table2.E54" office:value-type="string">
            <text:p text:style-name="P66"/>
          </table:table-cell>
          <table:table-cell table:style-name="Table2.F54" table:number-rows-spanned="6" office:value-type="string">
            <text:p text:style-name="P8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103">Componentes: búsqueda+lista</text:p>
          </table:table-cell>
          <table:table-cell table:style-name="Table2.D54" office:value-type="string">
            <text:p text:style-name="P74">1,<text:span text:style-name="T12">0</text:span></text:p>
          </table:table-cell>
          <table:table-cell table:style-name="Table2.E54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8">Prepara<text:span text:style-name="T8">r</text:span> stencil footprints</text:p>
          </table:table-cell>
          <table:table-cell table:style-name="Table2.D54" office:value-type="string">
            <text:p text:style-name="P75">1.0</text:p>
          </table:table-cell>
          <table:table-cell table:style-name="Table2.E54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1">Modelado software</text:p>
          </table:table-cell>
          <table:table-cell table:style-name="Table2.D54" office:value-type="string">
            <text:p text:style-name="P73">2.0</text:p>
          </table:table-cell>
          <table:table-cell table:style-name="Table2.E54" office:value-type="string">
            <text:p text:style-name="P69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101">Informe banco ruido: parte figura ruido</text:p>
          </table:table-cell>
          <table:table-cell table:style-name="Table2.D53" office:value-type="string">
            <text:p text:style-name="P73">1.0</text:p>
          </table:table-cell>
          <table:table-cell table:style-name="Table2.E53" office:value-type="string">
            <text:p text:style-name="P69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2">Pruebas desarrollo <text:s/><text:span text:style-name="T11">+ doc software</text:span></text:p>
          </table:table-cell>
          <table:table-cell table:style-name="Table2.D54" office:value-type="string">
            <text:p text:style-name="P74">1,0</text:p>
          </table:table-cell>
          <table:table-cell table:style-name="Table2.E54" office:value-type="string">
            <text:p text:style-name="P69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5">Lunes 2<text:span text:style-name="T13">2</text:span></text:p>
          </table:table-cell>
          <table:table-cell table:style-name="Table2.C148" office:value-type="string">
            <text:p text:style-name="P104">Reunión pautada con J.Rodriguez y K. Moncada.</text:p>
          </table:table-cell>
          <table:table-cell table:style-name="Table2.D148" office:value-type="string">
            <text:p text:style-name="P77">-</text:p>
          </table:table-cell>
          <table:table-cell table:style-name="Table2.E148" office:value-type="string">
            <text:p text:style-name="P66"/>
          </table:table-cell>
          <table:table-cell table:style-name="Table2.F56" table:number-rows-spanned="2" office:value-type="string">
            <text:p text:style-name="P16">Cendit suspende actividades <text:s/>a la 1:00PM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04">Presentación figura ruido</text:p>
          </table:table-cell>
          <table:table-cell table:style-name="Table2.D148" office:value-type="string">
            <text:p text:style-name="P77">-</text:p>
          </table:table-cell>
          <table:table-cell table:style-name="Table2.E148" office:value-type="string">
            <text:p text:style-name="P66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6">Martes 2<text:span text:style-name="T13">3</text:span></text:p>
          </table:table-cell>
          <table:table-cell table:style-name="Table2.C148" office:value-type="string">
            <text:p text:style-name="P105">Informe presentación figura ruido</text:p>
          </table:table-cell>
          <table:table-cell table:style-name="Table2.D148" office:value-type="string">
            <text:p text:style-name="P76">3</text:p>
          </table:table-cell>
          <table:table-cell table:style-name="Table2.E148" office:value-type="string">
            <text:p text:style-name="P66"/>
          </table:table-cell>
          <table:table-cell table:style-name="Table2.F60" table:number-rows-spanned="4" office:value-type="string">
            <text:p text:style-name="P17">Cendit supende actividades a la 1:00 PM.</text:p>
            <text:p text:style-name="P17"/>
            <text:p text:style-name="P18">Presentación a J. Rodriguez y K. Moncada.</text:p>
            <text:p text:style-name="P17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05">Búsqueda componentes</text:p>
          </table:table-cell>
          <table:table-cell table:style-name="Table2.D148" office:value-type="string">
            <text:p text:style-name="P76">1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5">Preparación stencil footprints</text:p>
          </table:table-cell>
          <table:table-cell table:style-name="Table2.D148" office:value-type="string">
            <text:p text:style-name="P76">1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5">Prueba desarrollo + doc software</text:p>
          </table:table-cell>
          <table:table-cell table:style-name="Table2.D148" office:value-type="string">
            <text:p text:style-name="P76">1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0">Miércoles 24</text:p>
          </table:table-cell>
          <table:table-cell table:style-name="Table2.C148" office:value-type="string">
            <text:p text:style-name="P108">Componentes: búsqueda + lista</text:p>
          </table:table-cell>
          <table:table-cell table:style-name="Table2.D148" office:value-type="string">
            <text:p text:style-name="P77">1.5</text:p>
          </table:table-cell>
          <table:table-cell table:style-name="Table2.E148" office:value-type="string">
            <text:p text:style-name="P68"/>
          </table:table-cell>
          <table:table-cell table:style-name="Table2.F64" table:number-rows-spanned="4" office:value-type="string">
            <text:p text:style-name="P21">El Cendit suspende actividades a la 1:00P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08">Preparar versión informe técnico</text:p>
          </table:table-cell>
          <table:table-cell table:style-name="Table2.D148" office:value-type="string">
            <text:p text:style-name="P77">1.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8">Lectura y documentación software</text:p>
          </table:table-cell>
          <table:table-cell table:style-name="Table2.D148" office:value-type="string">
            <text:p text:style-name="P77">1,5</text:p>
          </table:table-cell>
          <table:table-cell table:style-name="Table2.E148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8">Prueba desarrollo</text:p>
          </table:table-cell>
          <table:table-cell table:style-name="Table2.D148" office:value-type="string">
            <text:p text:style-name="P77">1,5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1">Jueves 25</text:p>
          </table:table-cell>
          <table:table-cell table:style-name="Table2.C148" office:value-type="string">
            <text:p text:style-name="P111">Seminario FLUKE</text:p>
          </table:table-cell>
          <table:table-cell table:style-name="Table2.D148" office:value-type="string">
            <text:p text:style-name="P78">3,0</text:p>
          </table:table-cell>
          <table:table-cell table:style-name="Table2.E148" office:value-type="string">
            <text:p text:style-name="P67"/>
          </table:table-cell>
          <table:table-cell table:style-name="Table2.F70" table:number-rows-spanned="6" office:value-type="string">
            <text:p text:style-name="P19">Presentación a J. Rodriguez y K. Moncada.</text:p>
            <text:p text:style-name="P22">Se conoce el software de control de la sala de EMC, EMC32.</text:p>
            <text:p text:style-name="P22">Presentación a P. Ruiz.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08">Lectura y documentación software</text:p>
          </table:table-cell>
          <table:table-cell table:style-name="Table2.D148" office:value-type="string">
            <text:p text:style-name="P78">1,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8">Prueba desarrollo</text:p>
          </table:table-cell>
          <table:table-cell table:style-name="Table2.D148" office:value-type="string">
            <text:p text:style-name="P78">1,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9">Componentes: búsqueda + lista</text:p>
          </table:table-cell>
          <table:table-cell table:style-name="Table2.D148" office:value-type="string">
            <text:p text:style-name="P78">1,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6">Preparación stencil footprints</text:p>
          </table:table-cell>
          <table:table-cell table:style-name="Table2.D148" office:value-type="string">
            <text:p text:style-name="P78">1,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1">Informe <text:span text:style-name="T14">técnico</text:span></text:p>
          </table:table-cell>
          <table:table-cell table:style-name="Table2.D148" office:value-type="string">
            <text:p text:style-name="P78">1,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3">Viernes 26</text:p>
          </table:table-cell>
          <table:table-cell table:style-name="Table2.C148" office:value-type="string">
            <text:p text:style-name="P108">Prueba desarrollo</text:p>
          </table:table-cell>
          <table:table-cell table:style-name="Table2.D148" office:value-type="string">
            <text:p text:style-name="P78">1,0</text:p>
          </table:table-cell>
          <table:table-cell table:style-name="Table2.E148" office:value-type="string">
            <text:p text:style-name="P68"/>
          </table:table-cell>
          <table:table-cell table:style-name="Table2.F74" table:number-rows-spanned="4" office:value-type="string">
            <text:p text:style-name="P24">Cendit da la salida a las 3:00 PM.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09">Componentes: búsqueda + lista</text:p>
          </table:table-cell>
          <table:table-cell table:style-name="Table2.D148" office:value-type="string">
            <text:p text:style-name="P78">1,0</text:p>
          </table:table-cell>
          <table:table-cell table:style-name="Table2.E148" office:value-type="string">
            <text:p text:style-name="P6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6">Preparación stencil footprints</text:p>
          </table:table-cell>
          <table:table-cell table:style-name="Table2.D148" office:value-type="string">
            <text:p text:style-name="P78">1,0</text:p>
          </table:table-cell>
          <table:table-cell table:style-name="Table2.E148" office:value-type="string">
            <text:p text:style-name="P68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108">Lectura y documentación software</text:p>
          </table:table-cell>
          <table:table-cell table:style-name="Table2.D74" office:value-type="string">
            <text:p text:style-name="P78">1,0</text:p>
          </table:table-cell>
          <table:table-cell table:style-name="Table2.E74" office:value-type="string">
            <text:p text:style-name="P6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Lunes <text:s/>29</text:p>
          </table:table-cell>
          <table:table-cell table:style-name="Table2.C148" office:value-type="string">
            <text:p text:style-name="P112">Requerimientos de software: doc</text:p>
          </table:table-cell>
          <table:table-cell table:style-name="Table2.D148" office:value-type="string">
            <text:p text:style-name="P79">1,0</text:p>
          </table:table-cell>
          <table:table-cell table:style-name="Table2.E148" office:value-type="string">
            <text:p text:style-name="P68"/>
          </table:table-cell>
          <table:table-cell table:style-name="Table2.F80" table:number-rows-spanned="6" office:value-type="string">
            <text:p text:style-name="P26">Cendit suspende actividades <text:soft-page-break/>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2">Modelado de software: uml</text:p>
          </table:table-cell>
          <table:table-cell table:style-name="Table2.D148" office:value-type="string">
            <text:p text:style-name="P79">1,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2">Propuesta de hardware</text:p>
          </table:table-cell>
          <table:table-cell table:style-name="Table2.D148" office:value-type="string">
            <text:p text:style-name="P79">1,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0">Componentes: búsqueda + lista</text:p>
          </table:table-cell>
          <table:table-cell table:style-name="Table2.D148" office:value-type="string">
            <text:p text:style-name="P79">1,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7">Preparación stencil footprints: <text:span text:style-name="T15">Eagle/Kicad</text:span></text:p>
          </table:table-cell>
          <table:table-cell table:style-name="Table2.D148" office:value-type="string">
            <text:p text:style-name="P79">1,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3">Documentación software</text:p>
          </table:table-cell>
          <table:table-cell table:style-name="Table2.D148" office:value-type="string">
            <text:p text:style-name="P79"><text:span text:style-name="T16">1</text:span>,0</text:p>
          </table:table-cell>
          <table:table-cell table:style-name="Table2.E148" office:value-type="string">
            <text:p text:style-name="P6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6">Martes 30</text:p>
          </table:table-cell>
          <table:table-cell table:style-name="Table2.C148" office:value-type="string">
            <text:p text:style-name="P113">Prueba desarrollo </text:p>
          </table:table-cell>
          <table:table-cell table:style-name="Table2.D148" office:value-type="string">
            <text:p text:style-name="P80">2,0</text:p>
          </table:table-cell>
          <table:table-cell table:style-name="Table2.E148" office:value-type="string">
            <text:p text:style-name="P68"/>
          </table:table-cell>
          <table:table-cell table:style-name="Table2.F86" table:number-rows-spanned="6" office:value-type="string">
            <text:p text:style-name="P27">Cendit da salida a la 1:00 PM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3">Documentación software: com VISA</text:p>
          </table:table-cell>
          <table:table-cell table:style-name="Table2.D148" office:value-type="string">
            <text:p text:style-name="P80">1,0</text:p>
          </table:table-cell>
          <table:table-cell table:style-name="Table2.E148" office:value-type="string">
            <text:p text:style-name="P6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9">Componentes: búsqueda + lista</text:p>
          </table:table-cell>
          <table:table-cell table:style-name="Table2.D148" office:value-type="string">
            <text:p text:style-name="P78">1,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2">Modelado de software: uml</text:p>
          </table:table-cell>
          <table:table-cell table:style-name="Table2.D148" office:value-type="string">
            <text:p text:style-name="P80">1,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2"><text:span text:style-name="T16">Modelado</text:span> de hardware</text:p>
          </table:table-cell>
          <table:table-cell table:style-name="Table2.D148" office:value-type="string">
            <text:p text:style-name="P80">1,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3">Informe técnico</text:p>
          </table:table-cell>
          <table:table-cell table:style-name="Table2.D148" office:value-type="string">
            <text:p text:style-name="P114">1,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7"><text:span text:style-name="T18">Miércoles</text:span> 31</text:p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27">Ausencia. Diligencia personal</text:p>
          </table:table-cell>
        </table:table-row>
        <table:table-row>
          <table:table-cell table:style-name="Table2.A2" table:number-rows-spanned="37" office:value-type="string">
            <text:p text:style-name="P36">JUNIO</text:p>
          </table:table-cell>
          <table:table-cell table:style-name="Table2.A2" table:number-rows-spanned="6" office:value-type="string">
            <text:p text:style-name="P28">Jueves 1</text:p>
          </table:table-cell>
          <table:table-cell table:style-name="Table2.C148" office:value-type="string">
            <text:p text:style-name="P115">Desarrollo: librería comunicaciones</text:p>
          </table:table-cell>
          <table:table-cell table:style-name="Table2.D148" office:value-type="string">
            <text:p text:style-name="P82">2,0</text:p>
          </table:table-cell>
          <table:table-cell table:style-name="Table2.E148" office:value-type="string">
            <text:p text:style-name="P68"/>
          </table:table-cell>
          <table:table-cell table:style-name="Table2.F93" table:number-rows-spanned="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5">Documentación software: com VISA</text:p>
          </table:table-cell>
          <table:table-cell table:style-name="Table2.D148" office:value-type="string">
            <text:p text:style-name="P82">1,0</text:p>
          </table:table-cell>
          <table:table-cell table:style-name="Table2.E148" office:value-type="string">
            <text:p text:style-name="P6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5">Generar lista componentes</text:p>
          </table:table-cell>
          <table:table-cell table:style-name="Table2.D148" office:value-type="string">
            <text:p text:style-name="P82">0,5</text:p>
          </table:table-cell>
          <table:table-cell table:style-name="Table2.E148" office:value-type="string">
            <text:p text:style-name="P6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5">Modelado software: captura requisitos</text:p>
          </table:table-cell>
          <table:table-cell table:style-name="Table2.D148" office:value-type="string">
            <text:p text:style-name="P82">1,5</text:p>
          </table:table-cell>
          <table:table-cell table:style-name="Table2.E148" office:value-type="string">
            <text:p text:style-name="P6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5">Modelado hardware</text:p>
          </table:table-cell>
          <table:table-cell table:style-name="Table2.D148" office:value-type="string">
            <text:p text:style-name="P82">1,5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5">Informe técnico</text:p>
          </table:table-cell>
          <table:table-cell table:style-name="Table2.D148" office:value-type="string">
            <text:p text:style-name="P82">1,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9">Viernes 2</text:p>
          </table:table-cell>
          <table:table-cell table:style-name="Table2.C148" office:value-type="string">
            <text:p text:style-name="P90">?</text:p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29">Lunes 5</text:p>
          </table:table-cell>
          <table:table-cell table:style-name="Table2.C148" office:value-type="string">
            <text:p text:style-name="P91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29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9">Martes 6</text:p>
          </table:table-cell>
          <table:table-cell table:style-name="Table2.C148" office:value-type="string">
            <text:p text:style-name="P115">Desarrollo: librería comunicaciones</text:p>
          </table:table-cell>
          <table:table-cell table:style-name="Table2.D148" office:value-type="string">
            <text:p text:style-name="P82">2,0</text:p>
          </table:table-cell>
          <table:table-cell table:style-name="Table2.E148" office:value-type="string">
            <text:p text:style-name="P68"/>
          </table:table-cell>
          <table:table-cell table:style-name="Table2.F100" table:number-rows-spanned="5" office:value-type="string">
            <text:p text:style-name="P31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6">Documentación software: <text:span text:style-name="T19">VISA + ISO</text:span></text:p>
          </table:table-cell>
          <table:table-cell table:style-name="Table2.D148" office:value-type="string">
            <text:p text:style-name="P83">1,5</text:p>
          </table:table-cell>
          <table:table-cell table:style-name="Table2.E148" office:value-type="string">
            <text:p text:style-name="P6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6">Modelado software: captura requisitos</text:p>
          </table:table-cell>
          <table:table-cell table:style-name="Table2.D148" office:value-type="string">
            <text:p text:style-name="P83">1,5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6">Modelado hardware: <text:span text:style-name="T19">selecc componentes</text:span></text:p>
          </table:table-cell>
          <table:table-cell table:style-name="Table2.D148" office:value-type="string">
            <text:p text:style-name="P83">1,5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6">Informe técnico</text:p>
          </table:table-cell>
          <table:table-cell table:style-name="Table2.D148" office:value-type="string">
            <text:p text:style-name="P83">1,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0">Miércoles 7</text:p>
          </table:table-cell>
          <table:table-cell table:style-name="Table2.C148" office:value-type="string">
            <text:p text:style-name="P115">Desarrollo: librería comunicaciones</text:p>
          </table:table-cell>
          <table:table-cell table:style-name="Table2.D148" office:value-type="string">
            <text:p text:style-name="P84">1,5</text:p>
          </table:table-cell>
          <table:table-cell table:style-name="Table2.E148" office:value-type="string">
            <text:p text:style-name="P68"/>
          </table:table-cell>
          <table:table-cell table:style-name="Table2.F105" table:number-rows-spanned="5" office:value-type="string">
            <text:p text:style-name="P32">Cendit suspende actividades a la 1:00 PM.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6">Documentación software: <text:span text:style-name="T19">VISA + ISO</text:span></text:p>
          </table:table-cell>
          <table:table-cell table:style-name="Table2.D148" office:value-type="string">
            <text:p text:style-name="P83">1,5</text:p>
          </table:table-cell>
          <table:table-cell table:style-name="Table2.E148" office:value-type="string">
            <text:p text:style-name="P6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5">Modelado software: captura requisitos</text:p>
          </table:table-cell>
          <table:table-cell table:style-name="Table2.D148" office:value-type="string">
            <text:p text:style-name="P82">1,<text:span text:style-name="T20">0</text:span>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5">Modelado hardware</text:p>
          </table:table-cell>
          <table:table-cell table:style-name="Table2.D148" office:value-type="string">
            <text:p text:style-name="P82">1,<text:span text:style-name="T20">0</text:span>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15">Informe técnico</text:p>
          </table:table-cell>
          <table:table-cell table:style-name="Table2.D105" office:value-type="string">
            <text:p text:style-name="P82">1,0</text:p>
          </table:table-cell>
          <table:table-cell table:style-name="Table2.E105" office:value-type="string">
            <text:p text:style-name="P3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31">Jueves 8</text:p>
          </table:table-cell>
          <table:table-cell table:style-name="Table2.C148" office:value-type="string">
            <text:p text:style-name="P115">Desarrollo: librería comunicaciones</text:p>
          </table:table-cell>
          <table:table-cell table:style-name="Table2.D148" office:value-type="string">
            <text:p text:style-name="P84">1,5</text:p>
          </table:table-cell>
          <table:table-cell table:style-name="Table2.E148" office:value-type="string">
            <text:p text:style-name="P66"/>
          </table:table-cell>
          <table:table-cell table:style-name="Table2.F148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6">Documentación software: <text:span text:style-name="T19">VISA + ISO</text:span></text:p>
          </table:table-cell>
          <table:table-cell table:style-name="Table2.D148" office:value-type="string">
            <text:p text:style-name="P83">1,5</text:p>
          </table:table-cell>
          <table:table-cell table:style-name="Table2.E148" office:value-type="string">
            <text:p text:style-name="P68"/>
          </table:table-cell>
          <table:table-cell table:style-name="Table2.F148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8">Solicitud de componentes</text:p>
          </table:table-cell>
          <table:table-cell table:style-name="Table2.D148" office:value-type="string">
            <text:p text:style-name="P82">1,<text:span text:style-name="T20">0</text:span></text:p>
          </table:table-cell>
          <table:table-cell table:style-name="Table2.E148" office:value-type="string">
            <text:p text:style-name="P66"/>
          </table:table-cell>
          <table:table-cell table:style-name="Table2.F148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7">Modelado software: captura requisitos</text:p>
          </table:table-cell>
          <table:table-cell table:style-name="Table2.D148" office:value-type="string">
            <text:p text:style-name="P82">1,<text:span text:style-name="T20">0</text:span></text:p>
          </table:table-cell>
          <table:table-cell table:style-name="Table2.E148" office:value-type="string">
            <text:p text:style-name="P67"/>
          </table:table-cell>
          <table:table-cell table:style-name="Table2.F148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5">Modelado hardware</text:p>
          </table:table-cell>
          <table:table-cell table:style-name="Table2.D148" office:value-type="string">
            <text:p text:style-name="P82">1,0</text:p>
          </table:table-cell>
          <table:table-cell table:style-name="Table2.E148" office:value-type="string">
            <text:p text:style-name="P67"/>
          </table:table-cell>
          <table:table-cell table:style-name="Table2.F148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5">Informe técnico</text:p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7"/>
          </table:table-cell>
          <table:table-cell table:style-name="Table2.F148" office:value-type="string">
            <text:p text:style-name="P6"/>
          </table:table-cell>
        </table:table-row>
        <table:table-row>
          <table:covered-table-cell/>
          <table:table-cell table:style-name="Table2.A2" table:number-rows-spanned="7" office:value-type="string">
            <text:p text:style-name="P33">Viernes 9</text:p>
          </table:table-cell>
          <table:table-cell table:style-name="Table2.C148" office:value-type="string">
            <text:p text:style-name="P92">Modelado+desarrollo librería comunic</text:p>
          </table:table-cell>
          <table:table-cell table:style-name="Table2.D148" office:value-type="string">
            <text:p text:style-name="P85">1,5</text:p>
          </table:table-cell>
          <table:table-cell table:style-name="Table2.E148" office:value-type="string">
            <text:p text:style-name="P67"/>
          </table:table-cell>
          <table:table-cell table:style-name="Table2.F117" table:number-rows-spanned="6" office:value-type="string">
            <text:p text:style-name="P34">Cendit suspende actividades <text:soft-page-break/>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92">Documentación software: GPIB+VISA+gestión software</text:p>
          </table:table-cell>
          <table:table-cell table:style-name="Table2.D148" office:value-type="string">
            <text:p text:style-name="P85">1,5</text:p>
          </table:table-cell>
          <table:table-cell table:style-name="Table2.E148" office:value-type="string">
            <text:p text:style-name="P68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48" office:value-type="string">
            <text:p text:style-name="P92">Busqueda de componentes: mecanicos</text:p>
          </table:table-cell>
          <table:table-cell table:style-name="Table2.D148" office:value-type="string">
            <text:p text:style-name="P85">1,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2">Modelado software: GUI</text:p>
          </table:table-cell>
          <table:table-cell table:style-name="Table2.D148" office:value-type="string">
            <text:p text:style-name="P85">1,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2">Modelado hardware: buses</text:p>
          </table:table-cell>
          <table:table-cell table:style-name="Table2.D148" office:value-type="string">
            <text:p text:style-name="P85">1,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2">Informe <text:span text:style-name="T23">técnico</text:span></text:p>
          </table:table-cell>
          <table:table-cell table:style-name="Table2.D148" office:value-type="string">
            <text:p text:style-name="P85">1,0</text:p>
          </table:table-cell>
          <table:table-cell table:style-name="Table2.E14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2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covered-table-cell/>
          <table:table-cell table:style-name="Table2.A2" table:number-rows-spanned="6" office:value-type="string">
            <text:p text:style-name="P35">Martes 13</text:p>
          </table:table-cell>
          <table:table-cell table:style-name="Table2.C148" office:value-type="string">
            <text:p text:style-name="P93">Modelado software: librería <text:span text:style-name="T24">comunicación</text:span></text:p>
          </table:table-cell>
          <table:table-cell table:style-name="Table2.D148" office:value-type="string">
            <text:p text:style-name="P87">1,0</text:p>
          </table:table-cell>
          <table:table-cell table:style-name="Table2.E148" office:value-type="string">
            <text:p text:style-name="P69"/>
          </table:table-cell>
          <table:table-cell table:style-name="Table2.F124" table:number-rows-spanned="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93">Desarrollo software: librería com</text:p>
          </table:table-cell>
          <table:table-cell table:style-name="Table2.D148" office:value-type="string">
            <text:p text:style-name="P87">1,5</text:p>
          </table:table-cell>
          <table:table-cell table:style-name="Table2.E148" office:value-type="string">
            <text:p text:style-name="P6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4">Selección+lista de componentes</text:p>
          </table:table-cell>
          <table:table-cell table:style-name="Table2.D148" office:value-type="string">
            <text:p text:style-name="P88">1,0</text:p>
          </table:table-cell>
          <table:table-cell table:style-name="Table2.E148" office:value-type="string">
            <text:p text:style-name="P6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3">Solicitud de componentes</text:p>
          </table:table-cell>
          <table:table-cell table:style-name="Table2.D148" office:value-type="string">
            <text:p text:style-name="P87">1,<text:span text:style-name="T24">0</text:span></text:p>
          </table:table-cell>
          <table:table-cell table:style-name="Table2.E148" office:value-type="string">
            <text:p text:style-name="P6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24">Documentación: bus GPIB</text:p>
          </table:table-cell>
          <table:table-cell table:style-name="Table2.D148" office:value-type="string">
            <text:p text:style-name="P87">1,<text:span text:style-name="T25">0</text:span></text:p>
          </table:table-cell>
          <table:table-cell table:style-name="Table2.E148" office:value-type="string">
            <text:p text:style-name="P6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3">Informe técnico</text:p>
          </table:table-cell>
          <table:table-cell table:style-name="Table2.D148" office:value-type="string">
            <text:p text:style-name="P87">1,5</text:p>
          </table:table-cell>
          <table:table-cell table:style-name="Table2.E148" office:value-type="string">
            <text:p text:style-name="P69"/>
          </table:table-cell>
          <table:covered-table-cell/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9"/>
          </table:table-cell>
          <table:table-cell table:style-name="Table2.D148" office:value-type="string">
            <text:p text:style-name="P70"/>
          </table:table-cell>
          <table:table-cell table:style-name="Table2.E148" office:value-type="string">
            <text:p text:style-name="P6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9" office:value-type="string">
            <text:p text:style-name="P89"/>
          </table:table-cell>
          <table:table-cell table:style-name="Table2.D149" office:value-type="string">
            <text:p text:style-name="P70"/>
          </table:table-cell>
          <table:table-cell table:style-name="Table2.E149" office:value-type="string">
            <text:p text:style-name="P69"/>
          </table:table-cell>
          <table:table-cell table:style-name="Table2.F149" office:value-type="string">
            <text:p text:style-name="P6"/>
          </table:table-cell>
        </table:table-row>
      </table:table>
      <text:p text:style-name="Titulo_20_1"/>
      <text:p text:style-name="Titulo_20_1"><text:soft-page-break/></text:p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5">Día</text:p>
          </table:table-cell>
          <table:table-cell table:style-name="Table3.B1" office:value-type="string">
            <text:p text:style-name="P45">Motivo</text:p>
          </table:table-cell>
        </table:table-row>
        <table:table-row table:style-name="Table3.1">
          <table:table-cell table:style-name="Table3.A2" office:value-type="string">
            <text:p text:style-name="P47">Marzo <text:span text:style-name="T4">30</text:span></text:p>
          </table:table-cell>
          <table:table-cell table:style-name="Table3.B2" office:value-type="string">
            <text:p text:style-name="P47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47">Abril 17</text:p>
          </table:table-cell>
          <table:table-cell table:style-name="Table3.B2" office:value-type="string">
            <text:p text:style-name="P47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47">Abril 26</text:p>
          </table:table-cell>
          <table:table-cell table:style-name="Table3.B4" office:value-type="string">
            <text:p text:style-name="P47">Problemas de salud</text:p>
          </table:table-cell>
        </table:table-row>
        <table:table-row table:style-name="Table3.1">
          <table:table-cell table:style-name="Table3.A5" office:value-type="string">
            <text:p text:style-name="P49">Mayo 1</text:p>
          </table:table-cell>
          <table:table-cell table:style-name="Table3.B5" office:value-type="string">
            <text:p text:style-name="P49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47">Mayo 2</text:p>
          </table:table-cell>
          <table:table-cell table:style-name="Table3.B2" office:value-type="string">
            <text:p text:style-name="P47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49">Mayo 3</text:p>
          </table:table-cell>
          <table:table-cell table:style-name="Table3.B2" office:value-type="string">
            <text:p text:style-name="P49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49">Mayo 4</text:p>
          </table:table-cell>
          <table:table-cell table:style-name="Table3.B2" office:value-type="string">
            <text:p text:style-name="P50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49">Mayo 5</text:p>
          </table:table-cell>
          <table:table-cell table:style-name="Table3.B2" office:value-type="string">
            <text:p text:style-name="P50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63">Mayo 10</text:p>
          </table:table-cell>
          <table:table-cell table:style-name="Table3.B2" office:value-type="string">
            <text:p text:style-name="P63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81">Mayo 31</text:p>
          </table:table-cell>
          <table:table-cell table:style-name="Table3.B2" office:value-type="string">
            <text:p text:style-name="P81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86">Junio 13</text:p>
          </table:table-cell>
          <table:table-cell table:style-name="Table3.B2" office:value-type="string">
            <text:p text:style-name="P86">Ausencia por motivos de salud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6-13T15:14:08.524714283</dc:date>
    <meta:editing-cycles>106</meta:editing-cycles>
    <meta:editing-duration>P2DT10H19M16S</meta:editing-duration>
    <meta:document-statistic meta:table-count="3" meta:image-count="0" meta:object-count="0" meta:page-count="8" meta:paragraph-count="372" meta:word-count="1135" meta:character-count="7403" meta:non-whitespace-character-count="6630"/>
    <meta:template xlink:type="simple" xlink:actuate="onRequest" xlink:title="" xlink:href="Normal.dotm"/>
  </office:meta>
</office:document-meta>
</file>